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24059148">
          <text:deletion>
            <office:change-info>
              <dc:creator>Jimmy Buru</dc:creator>
              <dc:date>2010-06-18T16:19:00</dc:date>
            </office:change-info>
            <text:p text:style-name="Standard">chambers</text:p>
          </text:deletion>
        </text:changed-region>
        <text:changed-region text:id="ct-1423976216">
          <text:insertion>
            <office:change-info>
              <dc:creator>Jimmy Buru</dc:creator>
              <dc:date>2010-06-18T16:19:00</dc:date>
            </office:change-info>
          </text:insertion>
        </text:changed-region>
        <text:changed-region text:id="ct-1422883388">
          <text:insertion>
            <office:change-info>
              <dc:creator>Jimmy Buru</dc:creator>
              <dc:date>2010-06-18T16:19:00</dc:date>
            </office:change-info>
          </text:insertion>
        </text:changed-region>
        <text:changed-region text:id="ct-1424060044">
          <text:deletion>
            <office:change-info>
              <dc:creator>Jimmy Buru</dc:creator>
              <dc:date>2010-06-18T16:19:00</dc:date>
            </office:change-info>
            <text:p text:style-name="heading_5f_pointoforder">Accessing <text:tab/></text:p>
          </text:deletion>
        </text:changed-region>
        <text:changed-region text:id="ct-1416423984">
          <text:deletion>
            <office:change-info>
              <dc:creator>Jimmy Buru</dc:creator>
              <dc:date>2010-06-18T16:19:00</dc:date>
            </office:change-info>
            <text:p text:style-name="Standard">Sir</text:p>
          </text:deletion>
        </text:changed-region>
        <text:changed-region text:id="ct-1424059484">
          <text:insertion>
            <office:change-info>
              <dc:creator>Jimmy Buru</dc:creator>
              <dc:date>2010-06-18T16:19:00</dc:date>
            </office:change-info>
          </text:insertion>
        </text:changed-region>
        <text:changed-region text:id="ct-1424056684">
          <text:deletion>
            <office:change-info>
              <dc:creator>Jimmy Buru</dc:creator>
              <dc:date>2010-06-18T16:19:00</dc:date>
            </office:change-info>
            <text:p text:style-name="Standard">remarks, Mr. Speaker, Sir, I would like to commend this Procedural Motion to the hon. Members and I beg to move. </text:p>
          </text:deletion>
        </text:changed-region>
        <text:changed-region text:id="ct-1423976104">
          <text:deletion>
            <office:change-info>
              <dc:creator>Jimmy Buru</dc:creator>
              <dc:date>2010-06-18T16:19:00</dc:date>
            </office:change-info>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deletion>
        </text:changed-region>
        <text:changed-region text:id="ct-1424059036">
          <text:deletion>
            <office:change-info>
              <dc:creator>Jimmy Buru</dc:creator>
              <dc:date>2010-06-18T16:19:00</dc:date>
            </office:change-info>
            <text:p text:style-name="observation">c</text:p>
          </text:deletion>
        </text:changed-region>
        <text:changed-region text:id="ct-1424056572">
          <text:insertion>
            <office:change-info>
              <dc:creator>Jimmy Buru</dc:creator>
              <dc:date>2010-06-18T16: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1445210700"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text:change text:change-id="ct-1424059148"/><text:change-start text:change-id="ct-1423976216"/>OFFICE<text:change-end text:change-id="ct-1423976216"/> I watch the attendance here. <text:s/></text:p>
          </text:section>
          <text:p text:style-name="Standard"/>
        </text:section>
        <text:section text:style-name="Sect12" text:name="porder1">
          <text:p text:style-name="heading_5f_pointoforder">POINT OF ORDER </text:p>
          <text:p text:style-name="heading_5f_pointoforder"><text:tab/>Banning of Matatus from <text:change-start text:change-id="ct-1422883388"/>reaching <text:change-end text:change-id="ct-1422883388"/><text:change text:change-id="ct-1424060044"/>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text:change text:change-id="ct-1416423984"/><text:change-start text:change-id="ct-1424059484"/>Dear<text:change-end text:change-id="ct-1424059484"/>,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text:soft-page-break/>sanctuaries vis-a-vis the population demand for more land and degazette those reserves that 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text:change text:change-id="ct-1424056684"/></text:p>
            </text:section>
            <text:section text:style-name="Sect22" text:name="speech8">
              <text:p text:style-name="Standard"><text:change text:change-id="ct-1423976104"/></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text:change text:change-id="ct-1424059036"/><text:change-start text:change-id="ct-1424056572"/>C<text:change-end text:change-id="ct-1424056572"/>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17M34S</meta:editing-duration>
    <meta:editing-cycles>21</meta:editing-cycles>
    <meta:generator>OpenOffice.org/3.1$Linux OpenOffice.org_project/310m19$Build-9420</meta:generator>
    <meta:initial-creator>Ashok Hariharan</meta:initial-creator>
    <dc:date>2010-06-18T16:19:40</dc:date>
    <dc:creator>Jimmy Buru</dc:creator>
    <meta:document-statistic meta:table-count="0" meta:image-count="0" meta:object-count="0" meta:page-count="4" meta:paragraph-count="53" meta:word-count="1034" meta:character-count="5993"/>
    <meta:user-defined meta:name="BungeniCountryCode">ke</meta:user-defined>
    <meta:user-defined meta:name="BungeniDocAuthor">Ashok Hariharan</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